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18cm" fo:margin-right="0.318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jemplos básicos</text:h>
      <text:h text:style-name="Heading_20_3" text:outline-level="3">1. Estructura básica</text:h>
      <text:p text:style-name="Text_20_body">html</text:p>
      <text:p text:style-name="P1">&lt;!DOCTYPE html&gt;</text:p>
      <text:p text:style-name="Preformatted_20_Text">&lt;html&gt;</text:p>
      <text:p text:style-name="Preformatted_20_Text">&lt;head&gt;</text:p>
      <text:p text:style-name="Preformatted_20_Text"><text:s text:c="2"/>&lt;title&gt;BULMA&lt;/title&gt;</text:p>
      <text:p text:style-name="Preformatted_20_Text"><text:s text:c="2"/>&lt;link rel="stylesheet" href="https://cdn.jsdelivr.net/npm/bulma@1.0.2/css/bulma.min.css"&gt;</text:p>
      <text:p text:style-name="Preformatted_20_Text"><text:s text:c="2"/>&lt;meta name="viewport" content="width=device-width, initial-scale=1"&gt;</text:p>
      <text:p text:style-name="Preformatted_20_Text">&lt;/head&gt;</text:p>
      <text:p text:style-name="Preformatted_20_Text">&lt;body&gt;</text:p>
      <text:p text:style-name="Preformatted_20_Text"><text:s text:c="2"/>&lt;section class="section"&gt;</text:p>
      <text:p text:style-name="Preformatted_20_Text"><text:s text:c="4"/>&lt;div class="container"&gt;</text:p>
      <text:p text:style-name="Preformatted_20_Text"><text:s text:c="6"/>&lt;h1 class="title"&gt;Hello, Bulma!&lt;/h1&gt;</text:p>
      <text:p text:style-name="Preformatted_20_Text"><text:s text:c="6"/>&lt;p class="subtitle"&gt;This is a simple example&lt;/p&gt;</text:p>
      <text:p text:style-name="Preformatted_20_Text"><text:s text:c="4"/>&lt;/div&gt;</text:p>
      <text:p text:style-name="Preformatted_20_Text"><text:s text:c="2"/>&lt;/section&gt;</text:p>
      <text:p text:style-name="Preformatted_20_Text">&lt;/body&gt;</text:p>
      <text:p text:style-name="P2">&lt;/html&gt;</text:p>
      <text:h text:style-name="Heading_20_3" text:outline-level="3">2. Botones</text:h>
      <text:p text:style-name="Text_20_body">html</text:p>
      <text:p text:style-name="P1">&lt;button class="button is-primary"&gt;Primary&lt;/button&gt;</text:p>
      <text:p text:style-name="Preformatted_20_Text">&lt;button class="button is-link"&gt;Link&lt;/button&gt;</text:p>
      <text:p text:style-name="Preformatted_20_Text">&lt;button class="button is-info"&gt;Info&lt;/button&gt;</text:p>
      <text:p text:style-name="Preformatted_20_Text">&lt;button class="button is-success"&gt;Success&lt;/button&gt;</text:p>
      <text:p text:style-name="Preformatted_20_Text">&lt;button class="button is-warning"&gt;Warning&lt;/button&gt;</text:p>
      <text:p text:style-name="Preformatted_20_Text">&lt;button class="button is-danger"&gt;Danger&lt;/button&gt;</text:p>
      <text:p text:style-name="Preformatted_20_Text"/>
      <text:p text:style-name="Preformatted_20_Text">&lt;!-- Tamaños --&gt;</text:p>
      <text:p text:style-name="Preformatted_20_Text">&lt;button class="button is-small"&gt;Small&lt;/button&gt;</text:p>
      <text:p text:style-name="Preformatted_20_Text">&lt;button class="button"&gt;Normal&lt;/button&gt;</text:p>
      <text:p text:style-name="Preformatted_20_Text">&lt;button class="button is-medium"&gt;Medium&lt;/button&gt;</text:p>
      <text:p text:style-name="Preformatted_20_Text">&lt;button class="button is-large"&gt;Large&lt;/button&gt;</text:p>
      <text:p text:style-name="Preformatted_20_Text"/>
      <text:p text:style-name="Preformatted_20_Text">&lt;!-- Variantes --&gt;</text:p>
      <text:p text:style-name="Preformatted_20_Text">&lt;button class="button is-primary is-outlined"&gt;Outlined&lt;/button&gt;</text:p>
      <text:p text:style-name="Preformatted_20_Text">&lt;button class="button is-loading"&gt;Loading&lt;/button&gt;</text:p>
      <text:p text:style-name="P2">&lt;button class="button" disabled&gt;Disabled&lt;/button&gt;</text:p>
      <text:h text:style-name="Heading_20_3" text:outline-level="3">3. Columnas</text:h>
      <text:p text:style-name="Text_20_body">html</text:p>
      <text:p text:style-name="P1">&lt;div class="columns"&gt;</text:p>
      <text:p text:style-name="Preformatted_20_Text"><text:s text:c="2"/>&lt;div class="column"&gt;1&lt;/div&gt;</text:p>
      <text:p text:style-name="Preformatted_20_Text"><text:s text:c="2"/>&lt;div class="column"&gt;2&lt;/div&gt;</text:p>
      <text:p text:style-name="Preformatted_20_Text"><text:s text:c="2"/>&lt;div class="column"&gt;3&lt;/div&gt;</text:p>
      <text:p text:style-name="Preformatted_20_Text"><text:s text:c="2"/>&lt;div class="column"&gt;4&lt;/div&gt;</text:p>
      <text:p text:style-name="P2">&lt;/div&gt;</text:p>
      <text:h text:style-name="Heading_20_2" text:outline-level="2"><text:soft-page-break/>Ejemplos avanzados</text:h>
      <text:h text:style-name="Heading_20_3" text:outline-level="3">1. Navbar</text:h>
      <text:p text:style-name="Text_20_body">html</text:p>
      <text:p text:style-name="P1">&lt;nav class="navbar is-primary"&gt;</text:p>
      <text:p text:style-name="Preformatted_20_Text"><text:s text:c="2"/>&lt;div class="navbar-brand"&gt;</text:p>
      <text:p text:style-name="Preformatted_20_Text"><text:s text:c="4"/>&lt;a class="navbar-item" href="#"&gt;MyBulmaSite&lt;/a&gt;</text:p>
      <text:p text:style-name="Preformatted_20_Text"><text:s text:c="2"/>&lt;/div&gt;</text:p>
      <text:p text:style-name="P2">&lt;/nav&gt;</text:p>
      <text:h text:style-name="Heading_20_3" text:outline-level="3">2. Bloques y cajas</text:h>
      <text:p text:style-name="Text_20_body">html</text:p>
      <text:p text:style-name="P1">&lt;div class="block has-background-primary has-text-white p-4"&gt;</text:p>
      <text:p text:style-name="Preformatted_20_Text"><text:s text:c="2"/>This is a block with primary background</text:p>
      <text:p text:style-name="Preformatted_20_Text">&lt;/div&gt;</text:p>
      <text:p text:style-name="Preformatted_20_Text"/>
      <text:p text:style-name="Preformatted_20_Text">&lt;div class="box"&gt;</text:p>
      <text:p text:style-name="Preformatted_20_Text"><text:s text:c="2"/>&lt;article class="media"&gt;</text:p>
      <text:p text:style-name="Preformatted_20_Text"><text:s text:c="4"/>&lt;div class="media-left"&gt;</text:p>
      <text:p text:style-name="Preformatted_20_Text"><text:s text:c="6"/>&lt;figure class="image is-64x64"&gt;</text:p>
      <text:p text:style-name="Preformatted_20_Text"><text:s text:c="8"/>&lt;img src="placeholder.png" alt="Image"&gt;</text:p>
      <text:p text:style-name="Preformatted_20_Text"><text:s text:c="6"/>&lt;/figure&gt;</text:p>
      <text:p text:style-name="Preformatted_20_Text"><text:s text:c="4"/>&lt;/div&gt;</text:p>
      <text:p text:style-name="Preformatted_20_Text"><text:s text:c="4"/>&lt;div class="media-content"&gt;</text:p>
      <text:p text:style-name="Preformatted_20_Text"><text:s text:c="6"/>&lt;div class="content"&gt;</text:p>
      <text:p text:style-name="Preformatted_20_Text"><text:s text:c="8"/>&lt;p&gt;&lt;strong&gt;John Smith&lt;/strong&gt; &lt;small&gt;@johnsmith&lt;/small&gt;&lt;/p&gt;</text:p>
      <text:p text:style-name="Preformatted_20_Text"><text:s text:c="8"/>&lt;p&gt;Lorem ipsum dolor sit amet...&lt;/p&gt;</text:p>
      <text:p text:style-name="Preformatted_20_Text"><text:s text:c="6"/>&lt;/div&gt;</text:p>
      <text:p text:style-name="Preformatted_20_Text"><text:s text:c="4"/>&lt;/div&gt;</text:p>
      <text:p text:style-name="Preformatted_20_Text"><text:s text:c="2"/>&lt;/article&gt;</text:p>
      <text:p text:style-name="P2">&lt;/div&gt;</text:p>
      <text:h text:style-name="Heading_20_3" text:outline-level="3">3. Formularios</text:h>
      <text:p text:style-name="Text_20_body">html</text:p>
      <text:p text:style-name="P1">&lt;form class="box"&gt;</text:p>
      <text:p text:style-name="Preformatted_20_Text"><text:s text:c="2"/>&lt;div class="field"&gt;</text:p>
      <text:p text:style-name="Preformatted_20_Text"><text:s text:c="4"/>&lt;label class="label"&gt;Email&lt;/label&gt;</text:p>
      <text:p text:style-name="Preformatted_20_Text"><text:s text:c="4"/>&lt;div class="control"&gt;</text:p>
      <text:p text:style-name="Preformatted_20_Text"><text:s text:c="6"/>&lt;input class="input" type="email" placeholder="e.g. alex@example.com"&gt;</text:p>
      <text:p text:style-name="Preformatted_20_Text"><text:s text:c="4"/>&lt;/div&gt;</text:p>
      <text:p text:style-name="Preformatted_20_Text"><text:s text:c="2"/>&lt;/div&gt;</text:p>
      <text:p text:style-name="Preformatted_20_Text"><text:s text:c="2"/></text:p>
      <text:p text:style-name="Preformatted_20_Text"><text:s text:c="2"/>&lt;div class="field"&gt;</text:p>
      <text:p text:style-name="Preformatted_20_Text"><text:s text:c="4"/>&lt;label class="label"&gt;Password&lt;/label&gt;</text:p>
      <text:p text:style-name="Preformatted_20_Text"><text:s text:c="4"/>&lt;div class="control"&gt;</text:p>
      <text:p text:style-name="Preformatted_20_Text"><text:s text:c="6"/>&lt;input class="input" type="password" placeholder="********"&gt;</text:p>
      <text:p text:style-name="Preformatted_20_Text"><text:s text:c="4"/>&lt;/div&gt;</text:p>
      <text:p text:style-name="Preformatted_20_Text"><text:s text:c="2"/>&lt;/div&gt;</text:p>
      <text:p text:style-name="Preformatted_20_Text"><text:s text:c="2"/></text:p>
      <text:p text:style-name="Preformatted_20_Text"><text:s text:c="2"/>&lt;button class="button is-primary"&gt;Sign in&lt;/button&gt;</text:p>
      <text:p text:style-name="P2">&lt;/form&gt;</text:p>
      <text:h text:style-name="Heading_20_3" text:outline-level="3"><text:soft-page-break/>4. Barras de progreso</text:h>
      <text:p text:style-name="Text_20_body">html</text:p>
      <text:p text:style-name="P1">&lt;progress class="progress is-link" value="15" max="100"&gt;15%&lt;/progress&gt;</text:p>
      <text:p text:style-name="Preformatted_20_Text">&lt;progress class="progress is-primary" value="30" max="100"&gt;30%&lt;/progress&gt;</text:p>
      <text:p text:style-name="Preformatted_20_Text">&lt;progress class="progress is-success" value="60" max="100"&gt;60%&lt;/progress&gt;</text:p>
      <text:p text:style-name="Preformatted_20_Text"/>
      <text:p text:style-name="Preformatted_20_Text">&lt;!-- Indeterminado --&gt;</text:p>
      <text:p text:style-name="Preformatted_20_Text">&lt;progress class="progress is-small is-primary" max="100"&gt;&lt;/progress&gt;</text:p>
      <text:p text:style-name="P2">&lt;progress class="progress is-danger" max="100"&gt;&lt;/progress&gt;</text:p>
      <text:h text:style-name="Heading_20_3" text:outline-level="3">5. Tablas</text:h>
      <text:p text:style-name="Text_20_body">html</text:p>
      <text:p text:style-name="P1">&lt;table class="table is-bordered is-striped is-hoverable"&gt;</text:p>
      <text:p text:style-name="Preformatted_20_Text"><text:s text:c="2"/>&lt;tbody&gt;</text:p>
      <text:p text:style-name="Preformatted_20_Text"><text:s text:c="4"/>&lt;tr class="is-primary"&gt;</text:p>
      <text:p text:style-name="Preformatted_20_Text"><text:s text:c="6"/>&lt;th&gt;Primary row&lt;/th&gt;</text:p>
      <text:p text:style-name="Preformatted_20_Text"><text:s text:c="6"/>&lt;td&gt;Two&lt;/td&gt;</text:p>
      <text:p text:style-name="Preformatted_20_Text"><text:s text:c="6"/>&lt;td&gt;Three&lt;/td&gt;</text:p>
      <text:p text:style-name="Preformatted_20_Text"><text:s text:c="4"/>&lt;/tr&gt;</text:p>
      <text:p text:style-name="Preformatted_20_Text"><text:s text:c="4"/>&lt;tr&gt;</text:p>
      <text:p text:style-name="Preformatted_20_Text"><text:s text:c="6"/>&lt;th class="is-success"&gt;Success th cell&lt;/th&gt;</text:p>
      <text:p text:style-name="Preformatted_20_Text"><text:s text:c="6"/>&lt;td&gt;Two&lt;/td&gt;</text:p>
      <text:p text:style-name="Preformatted_20_Text"><text:s text:c="6"/>&lt;td class="is-success"&gt;Success td cell&lt;/td&gt;</text:p>
      <text:p text:style-name="Preformatted_20_Text"><text:s text:c="4"/>&lt;/tr&gt;</text:p>
      <text:p text:style-name="Preformatted_20_Text"><text:s text:c="2"/>&lt;/tbody&gt;</text:p>
      <text:p text:style-name="P2">&lt;/table&gt;</text:p>
      <text:h text:style-name="Heading_20_3" text:outline-level="3">6. Componentes con funcionalidad JavaScript</text:h>
      <text:p text:style-name="Text_20_body">html</text:p>
      <text:p text:style-name="P1">&lt;!-- Notificación con botón para cerrar --&gt;</text:p>
      <text:p text:style-name="Preformatted_20_Text">&lt;div class="notification is-danger"&gt;</text:p>
      <text:p text:style-name="Preformatted_20_Text"><text:s text:c="2"/>&lt;button class="delete"&gt;&lt;/button&gt;</text:p>
      <text:p text:style-name="Preformatted_20_Text"><text:s text:c="2"/>Lorem ipsum dolor sit amet...</text:p>
      <text:p text:style-name="Preformatted_20_Text">&lt;/div&gt;</text:p>
      <text:p text:style-name="Preformatted_20_Text"/>
      <text:p text:style-name="Preformatted_20_Text">&lt;script&gt;</text:p>
      <text:p text:style-name="Preformatted_20_Text"><text:s text:c="2"/>document.querySelectorAll('.delete').forEach(button =&gt; {</text:p>
      <text:p text:style-name="Preformatted_20_Text"><text:s text:c="4"/>button.addEventListener('click', function() {</text:p>
      <text:p text:style-name="Preformatted_20_Text"><text:s text:c="6"/>this.parentNode.style.display = 'none';</text:p>
      <text:p text:style-name="Preformatted_20_Text"><text:s text:c="4"/>});</text:p>
      <text:p text:style-name="Preformatted_20_Text"><text:s text:c="2"/>});</text:p>
      <text:p text:style-name="P2">&lt;/script&gt;</text:p>
      <text:h text:style-name="Heading_20_3" text:outline-level="3">7. Esqueletos (Skeleton)</text:h>
      <text:p text:style-name="Text_20_body">html</text:p>
      <text:p text:style-name="P1">&lt;div class="buttons" id="skeleton-buttons"&gt;</text:p>
      <text:p text:style-name="Preformatted_20_Text"><text:s text:c="2"/>&lt;button class="button is-skeleton"&gt;Button&lt;/button&gt;</text:p>
      <text:p text:style-name="Preformatted_20_Text"><text:s text:c="2"/>&lt;button class="button is-primary is-skeleton"&gt;Primary&lt;/button&gt;</text:p>
      <text:p text:style-name="Preformatted_20_Text">&lt;/div&gt;</text:p>
      <text:p text:style-name="Preformatted_20_Text"/>
      <text:p text:style-name="Preformatted_20_Text">&lt;script&gt;</text:p>
      <text:p text:style-name="Preformatted_20_Text"><text:s text:c="2"/>document.addEventListener('DOMContentLoaded', () =&gt; {</text:p>
      <text:p text:style-name="Preformatted_20_Text"><text:s text:c="4"/>const toggleButton = document.getElementById('js-toggle-skeleton');</text:p>
      <text:p text:style-name="Preformatted_20_Text"><text:soft-page-break/><text:s text:c="4"/>toggleButton.addEventListener("click", () =&gt; {</text:p>
      <text:p text:style-name="Preformatted_20_Text"><text:s text:c="6"/>document.querySelectorAll('.is-skeleton').forEach(el =&gt; {</text:p>
      <text:p text:style-name="Preformatted_20_Text"><text:s text:c="8"/>el.classList.toggle("is-skeleton");</text:p>
      <text:p text:style-name="Preformatted_20_Text"><text:s text:c="6"/>});</text:p>
      <text:p text:style-name="Preformatted_20_Text"><text:s text:c="4"/>});</text:p>
      <text:p text:style-name="Preformatted_20_Text"><text:s text:c="2"/>});</text:p>
      <text:p text:style-name="P2">&lt;/script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5:50:01.232000000</meta:creation-date>
    <dc:date>2025-04-24T15:50:53.967000000</dc:date>
    <meta:editing-duration>PT53S</meta:editing-duration>
    <meta:editing-cycles>1</meta:editing-cycles>
    <meta:document-statistic meta:table-count="0" meta:image-count="0" meta:object-count="0" meta:page-count="4" meta:paragraph-count="145" meta:word-count="335" meta:character-count="4013" meta:non-whitespace-character-count="3541"/>
    <meta:generator>LibreOffice/7.6.2.1$Windows_X86_64 LibreOffice_project/56f7684011345957bbf33a7ee678afaf4d2ba333</meta:generator>
  </office:meta>
</office:document-meta>
</file>